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text-properties fo:font-weight="normal" fo:background-color="transparent" style:font-weight-asian="normal" style:font-weight-complex="normal"/>
    </style:style>
    <style:style style:name="P2" style:family="paragraph" style:parent-style-name="Standard">
      <style:text-properties style:font-name="ARIAL" fo:font-weight="normal" fo:background-color="transparent" style:font-weight-asian="normal" style:font-weight-complex="normal"/>
    </style:style>
    <style:style style:name="T1" style:family="text">
      <style:text-properties fo:color="#000000"/>
    </style:style>
    <style:style style:name="T2" style:family="text">
      <style:text-properties fo:color="#000000" fo:font-weight="bold" fo:background-color="#99ff99"/>
    </style:style>
    <style:style style:name="T3" style:family="text">
      <style:text-properties fo:color="#000000" fo:font-weight="bold" fo:background-color="#ffff66"/>
    </style:style>
    <style:style style:name="T4" style:family="text">
      <style:text-properties fo:color="#000000" style:font-name="ARial"/>
    </style:style>
    <style:style style:name="T5" style:family="text">
      <style:text-properties fo:color="#000000" style:font-name="ARial" fo:font-weight="bold" fo:background-color="#99ff99"/>
    </style:style>
    <style:style style:name="T6" style:family="text">
      <style:text-properties fo:color="#000000" style:font-name="ARial" fo:background-color="#99ff99"/>
    </style:style>
    <style:style style:name="T7" style:family="text">
      <style:text-properties fo:color="#000000" fo:background-color="#99ff99"/>
    </style:style>
    <style:style style:name="T8" style:family="text">
      <style:text-properties fo:color="#000000" fo:background-color="#ffff66"/>
    </style:style>
    <style:style style:name="T9" style:family="text">
      <style:text-properties fo:font-weight="bold"/>
    </style:style>
    <style:style style:name="T10" style:family="text">
      <style:text-properties style:font-name="ARi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2"/>
      <text:p text:style-name="P2"/>
      <text:p text:style-name="P2"/>
      <text:p text:style-name="P2"/>
      <text:p text:style-name="P2">Constitui uma boa prática de projeto desacoplar um comportamento de</text:p>
      <text:p text:style-name="P2">outro que ocorra no domínio do problema.</text:p>
      <text:p text:style-name="P2"/>
      <text:p text:style-name="P2">The Context and the <text:span text:style-name="T1">Strategy</text:span> objects will tend toward strong cohesion. </text:p>
      <text:p text:style-name="P2">Alternativamente, você poderia usar os comandos if-else pou case para obter a mesma funciponalidade. Porém <text:s/>se o Context object is decoupled from the particular <text:span text:style-name="T1">Strategy</text:span> implementations, and therefore we are free to add new implementations or remove existing implementations without this affecting the Context. The issue is open-closed. <text:s/>Além disso Encapsulating the algorithm in separate <text:span text:style-name="T1">Strategy</text:span> classes lets you vary the algorithm independently of its context.</text:p>
      <text:p text:style-name="P2"/>
      <text:p text:style-name="P2">Hierarchies of <text:span text:style-name="T1">Strategy</text:span> classes can be used to define a family of algorithms or behaviors for contexts to reuse.</text:p>
      <text:p text:style-name="P2"/>
      <text:p text:style-name="P2"/>
      <text:p text:style-name="P2"/>
      <text:p text:style-name="P2"/>
      <text:p text:style-name="P2">Contras:</text:p>
      <text:p text:style-name="P2">The algorithm provided by the <text:span text:style-name="T1">Strategy</text:span> object must be publicly available, since it is in a separate object. If it were left as code within the Context object it could be private (encapsulated), but once it is "pulled out" into the <text:span text:style-name="T1">Strategy</text:span>, this is not possible.</text:p>
      <text:p text:style-name="P2"/>
      <text:p text:style-name="P2">The algorithm cannot directly access the state of the Context object. Any state needed by the algorithm must be "passed in" via parameters and any effect that should propagate back to the Context must be returned. This decouples them and makes testing easier, but it can lead to a very broad interface on the <text:span text:style-name="T1">Strategy</text:span> abstraction, which can reduce its reusability. </text:p>
      <text:p text:style-name="P2"/>
      <text:p text:style-name="P2">More classes are needed when compared to a simple procedural solution within Context (branching logic). </text:p>
      <text:p text:style-name="P2"/>
      <text:p text:style-name="P2">The delegation from the context to the <text:span text:style-name="T1">Strategy</text:span> object introduces a small degradation in <text:span text:style-name="T1">performance, porque aumenta o número de objetos instanciados em uma aplicação</text:span>.Isto piora conforme o número de algoritmos aumenta. </text:p>
      <text:p text:style-name="P2"/>
      <text:p text:style-name="P2"/>
      <text:p text:style-name="P2">A client must understand how Strategies differ to be able to select the right <text:span text:style-name="T1">strategy</text:span>. If possible, the context may be albe to this for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eta:initial-creator>
    <meta:creation-date>2011-05-23T16:56:26</meta:creation-date>
    <meta:document-statistic meta:table-count="0" meta:image-count="0" meta:object-count="0" meta:page-count="1" meta:paragraph-count="11" meta:word-count="294" meta:character-count="1854"/>
    <dc:date>2011-05-23T17:19:14</dc:date>
    <dc:creator>antonio </dc:creator>
    <meta:editing-duration>PT00H01M35S</meta:editing-duration>
    <meta:editing-cycles>1</meta:editing-cycles>
    <meta:generator>OpenOffice.org/3.2$Unix OpenOffice.org_project/320m12$Build-9483</meta:generator>
  </office:meta>
</office:document-meta>
</file>